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13319" officeooo:paragraph-rsid="00113319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13319" officeooo:paragraph-rsid="0021f7c1" style:font-size-asian="15pt" style:font-weight-asian="normal" style:font-size-complex="15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11331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13319" officeooo:paragraph-rsid="002c0e93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1331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13319" style:font-size-asian="10pt" style:font-size-complex="10pt"/>
    </style:style>
    <style:style style:name="T4" style:family="text">
      <style:text-properties fo:font-size="26pt" officeooo:rsid="00143425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bold" officeooo:rsid="00113319" style:font-size-asian="26pt" style:font-weight-asian="bold" style:font-size-complex="26pt" style:font-weight-complex="bold"/>
    </style:style>
    <style:style style:name="T7" style:family="text">
      <style:text-properties officeooo:rsid="0015fbd8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ef46d" style:font-size-asian="12pt" style:font-size-complex="12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vg:stroke-color="#000000" draw:fill="none" draw:textarea-vertical-align="middle" draw:auto-grow-height="false" fo:min-height="0.716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738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6">Dom da Fé</text:span><text:span text:style-name="T1"><text:tab/><text:tab/></text:span><text:span text:style-name="T3">Renascer Praise<text:tab/><text:tab/></text:span><text:span text:style-name="T4">[ 46 ]</text:span></text:p>
      <text:p text:style-name="P1">*** Eu preciso crer e confiar</text:p>
      <text:p text:style-name="P1">Ter o dom de esperar em Ti</text:p>
      <text:p text:style-name="P1">Me entregar em fé e continuar</text:p>
      <text:p text:style-name="P1">Sei que tudo podes ressuscitar</text:p>
      <text:p text:style-name="P1">Não importa a luta nem a dor</text:p>
      <text:p text:style-name="P1">Eu estou firmado no Salvador</text:p>
      <text:p text:style-name="P1"><text:span text:style-name="T7">S</text:span>ei que minha resposta vai se levantar</text:p>
      <text:p text:style-name="P1">Porque eu creio no sangue de Jesus</text:p>
      <text:p text:style-name="P1">Que me torna invencível pela fé</text:p>
      <text:p text:style-name="P1"><draw:custom-shape text:anchor-type="paragraph" draw:z-index="0" draw:style-name="gr1" draw:text-style-name="P5" svg:width="0.265cm" svg:height="0.715cm" svg:x="11.785cm" svg:y="-0.13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7" svg:width="1.059cm" svg:height="0.814cm" svg:x="12.049cm" svg:y="-0.229cm"><draw:text-box><text:p text:style-name="P6"><text:span text:style-name="T10">***</text:span></text:p><text:p text:style-name="P6"><text:span text:style-name="T11">2x</text:span></text:p></draw:text-box></draw:frame>Nada e ninguém pode me parar ou me deter</text:p>
      <text:p text:style-name="P1"/>
      <text:p text:style-name="P1"><draw:custom-shape text:anchor-type="paragraph" draw:z-index="2" draw:style-name="gr3" draw:text-style-name="P5" svg:width="0.265cm" svg:height="3.737cm" svg:x="11.388cm" svg:y="-0.14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7" svg:width="1.059cm" svg:height="2.437cm" svg:x="11.837cm" svg:y="0.445cm"><draw:text-box><text:p text:style-name="P6"><text:span text:style-name="T11">2x</text:span></text:p><text:p text:style-name="P6"><text:span text:style-name="T11">F</text:span></text:p><text:p text:style-name="P6"><text:span text:style-name="T11">I</text:span></text:p><text:p text:style-name="P6"><text:span text:style-name="T11">N</text:span></text:p><text:p text:style-name="P6"><text:span text:style-name="T11">A</text:span></text:p><text:p text:style-name="P6"><text:span text:style-name="T11">L</text:span></text:p></draw:text-box></draw:frame>Creio no Deus vivo, Rocha inabalável</text:p>
      <text:p text:style-name="P1">Eu confio em Ti meu Cristo</text:p>
      <text:p text:style-name="P1">Creio no impossível, eu ainda vou viver</text:p>
      <text:p text:style-name="P1">Aleluia, Creio em Ti</text:p>
      <text:p text:style-name="P1"/>
      <text:p text:style-name="P1">Creio em Ti; Creio em Ti</text:p>
      <text:p text:style-name="P4">Creio em Ti; Creio em Ti</text:p>
      <text:p text:style-name="P4"><text:span text:style-name="T9"><text:s/></text:span><text:span text:style-name="T5">Dom da Fé</text:span><text:span text:style-name="T8"><text:tab/><text:tab/></text:span><text:span text:style-name="T2">Renascer Praise<text:tab/><text:tab/></text:span><text:span text:style-name="T4">[ 46 ]</text:span></text:p>
      <text:p text:style-name="P2">*** Eu preciso crer e confiar</text:p>
      <text:p text:style-name="P2">Ter o dom de esperar em Ti</text:p>
      <text:p text:style-name="P2">Me entregar em fé e continuar</text:p>
      <text:p text:style-name="P2">Sei que tudo podes ressuscitar</text:p>
      <text:p text:style-name="P2">Não importa a luta nem a dor</text:p>
      <text:p text:style-name="P2">Eu estou firmado no Salvador</text:p>
      <text:p text:style-name="P2"><text:span text:style-name="T7">S</text:span>ei que minha resposta vai se levantar</text:p>
      <text:p text:style-name="P2">Porque eu creio no sangue de Jesus</text:p>
      <text:p text:style-name="P2">Que me torna invencível pela fé</text:p>
      <text:p text:style-name="P2"><draw:custom-shape text:anchor-type="paragraph" draw:z-index="4" draw:style-name="gr1" draw:text-style-name="P5" svg:width="0.265cm" svg:height="0.715cm" svg:x="11.785cm" svg:y="-0.13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5" draw:style-name="gr2" draw:text-style-name="P7" svg:width="1.059cm" svg:height="0.814cm" svg:x="12.049cm" svg:y="-0.229cm"><draw:text-box><text:p text:style-name="P6"><text:span text:style-name="T10">***</text:span></text:p><text:p text:style-name="P6"><text:span text:style-name="T11">2x</text:span></text:p></draw:text-box></draw:frame>Nada e ninguém pode me parar ou me deter</text:p>
      <text:p text:style-name="P2"/>
      <text:p text:style-name="P2"><draw:custom-shape text:anchor-type="paragraph" draw:z-index="6" draw:style-name="gr3" draw:text-style-name="P5" svg:width="0.265cm" svg:height="3.737cm" svg:x="11.388cm" svg:y="-0.14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4" draw:text-style-name="P7" svg:width="1.059cm" svg:height="2.437cm" svg:x="11.837cm" svg:y="0.445cm"><draw:text-box><text:p text:style-name="P6"><text:span text:style-name="T11">2x</text:span></text:p><text:p text:style-name="P6"><text:span text:style-name="T11">F</text:span></text:p><text:p text:style-name="P6"><text:span text:style-name="T11">I</text:span></text:p><text:p text:style-name="P6"><text:span text:style-name="T11">N</text:span></text:p><text:p text:style-name="P6"><text:span text:style-name="T11">A</text:span></text:p><text:p text:style-name="P6"><text:span text:style-name="T11">L</text:span></text:p></draw:text-box></draw:frame>Creio no Deus vivo, Rocha inabalável</text:p>
      <text:p text:style-name="P2">Eu confio em Ti meu Cristo</text:p>
      <text:p text:style-name="P2">Creio no impossível, eu ainda vou viver</text:p>
      <text:p text:style-name="P2">Aleluia, Creio em Ti</text:p>
      <text:p text:style-name="P2"/>
      <text:p text:style-name="P2">Creio em Ti; Creio em Ti</text:p>
      <text:p text:style-name="P2">Creio em Ti; Creio em 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20:09:39.760634849</dc:date>
    <meta:editing-cycles>25</meta:editing-cycles>
    <meta:editing-duration>PT31M24S</meta:editing-duration>
    <meta:generator>LibreOffice/5.2.6.2$Linux_X86_64 LibreOffice_project/20m0$Build-2</meta:generator>
    <meta:document-statistic meta:table-count="0" meta:image-count="0" meta:object-count="0" meta:page-count="1" meta:paragraph-count="34" meta:word-count="216" meta:character-count="1034" meta:non-whitespace-character-count="846"/>
  </office:meta>
</office:document-meta>
</file>